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7a8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text:soft-page-break/>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text:s/>Also, ADHD causes certain social issues <text:span text:style-name="T1">like dissociation </text:span>where excess dopaminergic activity forcing excess social interaction is a negativ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09:27:16.632000000</dc:date>
    <meta:editing-duration>PT2M</meta:editing-duration>
    <meta:editing-cycles>5</meta:editing-cycles>
    <meta:generator>LibreOffice/7.2.1.2$Windows_X86_64 LibreOffice_project/87b77fad49947c1441b67c559c339af8f3517e22</meta:generator>
    <meta:document-statistic meta:table-count="0" meta:image-count="0" meta:object-count="0" meta:page-count="175" meta:paragraph-count="2269" meta:word-count="112957" meta:character-count="623498" meta:non-whitespace-character-count="504627"/>
  </office:meta>
</office:document-meta>
</file>